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FA9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5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a9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age</text:p>
          </table:table-cell>
          <table:table-cell table:style-name="ce3" office:value-type="string" calcext:value-type="string">
            <text:p>qx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.000203" calcext:value-type="float">
            <text:p>0.000203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0.000202" calcext:value-type="float">
            <text:p>0.000202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float" office:value="0.000202" calcext:value-type="float">
            <text:p>0.000202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0.000202" calcext:value-type="float">
            <text:p>0.000202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float" office:value="0.000202" calcext:value-type="float">
            <text:p>0.000202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0.000203" calcext:value-type="float">
            <text:p>0.000203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float" office:value="0.000204" calcext:value-type="float">
            <text:p>0.000204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float" office:value="0.000206" calcext:value-type="float">
            <text:p>0.000206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float" office:value="0.000209" calcext:value-type="float">
            <text:p>0.000209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float" office:value="0.000212" calcext:value-type="float">
            <text:p>0.000212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float" office:value="0.000217" calcext:value-type="float">
            <text:p>0.000217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float" office:value="0.000222" calcext:value-type="float">
            <text:p>0.000222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float" office:value="0.00023" calcext:value-type="float">
            <text:p>0.000230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float" office:value="0.000238" calcext:value-type="float">
            <text:p>0.000238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float" office:value="0.000249" calcext:value-type="float">
            <text:p>0.000249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float" office:value="0.000263" calcext:value-type="float">
            <text:p>0.000263</text:p>
          </table:table-cell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float" office:value="0.000279" calcext:value-type="float">
            <text:p>0.000279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float" office:value="0.000298" calcext:value-type="float">
            <text:p>0.000298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float" office:value="0.000321" calcext:value-type="float">
            <text:p>0.000321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float" office:value="0.000349" calcext:value-type="float">
            <text:p>0.000349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float" office:value="0.000382" calcext:value-type="float">
            <text:p>0.000382</text:p>
          </table:table-cell>
          <table:table-cell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float" office:value="0.000421" calcext:value-type="float">
            <text:p>0.000421</text:p>
          </table:table-cell>
          <table:table-cell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float" office:value="0.000468" calcext:value-type="float">
            <text:p>0.000468</text:p>
          </table:table-cell>
          <table:table-cell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float" office:value="0.000522" calcext:value-type="float">
            <text:p>0.000522</text:p>
          </table:table-cell>
          <table:table-cell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float" office:value="0.000586" calcext:value-type="float">
            <text:p>0.000586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float" office:value="0.000662" calcext:value-type="float">
            <text:p>0.000662</text:p>
          </table:table-cell>
          <table:table-cell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float" office:value="0.00075" calcext:value-type="float">
            <text:p>0.000750</text:p>
          </table:table-cell>
          <table:table-cell table:number-columns-repeated="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float" office:value="0.000852" calcext:value-type="float">
            <text:p>0.000852</text:p>
          </table:table-cell>
          <table:table-cell table:number-columns-repeated="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float" office:value="0.000972" calcext:value-type="float">
            <text:p>0.000972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float" office:value="0.00111" calcext:value-type="float">
            <text:p>0.001110</text:p>
          </table:table-cell>
          <table:table-cell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float" office:value="0.001271" calcext:value-type="float">
            <text:p>0.001271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float" office:value="0.001456" calcext:value-type="float">
            <text:p>0.001456</text:p>
          </table:table-cell>
          <table:table-cell table:number-columns-repeated="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float" office:value="0.00167" calcext:value-type="float">
            <text:p>0.001670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float" office:value="0.001917" calcext:value-type="float">
            <text:p>0.001917</text:p>
          </table:table-cell>
          <table:table-cell table:number-columns-repeated="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float" office:value="0.0022" calcext:value-type="float">
            <text:p>0.002200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float" office:value="0.002524" calcext:value-type="float">
            <text:p>0.002524</text:p>
          </table:table-cell>
          <table:table-cell table:number-columns-repeated="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float" office:value="0.002894" calcext:value-type="float">
            <text:p>0.002894</text:p>
          </table:table-cell>
          <table:table-cell table:number-columns-repeated="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float" office:value="0.003317" calcext:value-type="float">
            <text:p>0.003317</text:p>
          </table:table-cell>
          <table:table-cell table:number-columns-repeated="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float" office:value="0.003799" calcext:value-type="float">
            <text:p>0.003799</text:p>
          </table:table-cell>
          <table:table-cell table:number-columns-repeated="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float" office:value="0.004345" calcext:value-type="float">
            <text:p>0.004345</text:p>
          </table:table-cell>
          <table:table-cell table:number-columns-repeated="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float" office:value="0.004965" calcext:value-type="float">
            <text:p>0.00496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float" office:value="0.005667" calcext:value-type="float">
            <text:p>0.005667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float" office:value="0.006458" calcext:value-type="float">
            <text:p>0.006458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float" office:value="0.00735" calcext:value-type="float">
            <text:p>0.00735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float" office:value="0.008352" calcext:value-type="float">
            <text:p>0.008352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float" office:value="0.009476" calcext:value-type="float">
            <text:p>0.009476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float" office:value="0.010734" calcext:value-type="float">
            <text:p>0.010734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office:value-type="float" office:value="0.012138" calcext:value-type="float">
            <text:p>0.012138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float" office:value="0.013703" calcext:value-type="float">
            <text:p>0.013703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float" office:value="0.015442" calcext:value-type="float">
            <text:p>0.015442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float" office:value="0.017371" calcext:value-type="float">
            <text:p>0.017371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float" office:value="0.019505" calcext:value-type="float">
            <text:p>0.01950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float" office:value="0.021861" calcext:value-type="float">
            <text:p>0.021861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float" office:value="0.024455" calcext:value-type="float">
            <text:p>0.02445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float" office:value="0.027306" calcext:value-type="float">
            <text:p>0.027306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float" office:value="0.030432" calcext:value-type="float">
            <text:p>0.030432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office:value-type="float" office:value="0.033849" calcext:value-type="float">
            <text:p>0.033849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office:value-type="float" office:value="0.037577" calcext:value-type="float">
            <text:p>0.037577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float" office:value="0.041632" calcext:value-type="float">
            <text:p>0.041632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3" office:value-type="float" office:value="0.046035" calcext:value-type="float">
            <text:p>0.04603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float" office:value="0.0508" calcext:value-type="float">
            <text:p>0.05080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float" office:value="0.055946" calcext:value-type="float">
            <text:p>0.055946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float" office:value="0.061488" calcext:value-type="float">
            <text:p>0.061488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float" office:value="0.067441" calcext:value-type="float">
            <text:p>0.067441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float" office:value="0.073817" calcext:value-type="float">
            <text:p>0.073817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float" office:value="0.080629" calcext:value-type="float">
            <text:p>0.080629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float" office:value="0.087885" calcext:value-type="float">
            <text:p>0.08788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float" office:value="0.095594" calcext:value-type="float">
            <text:p>0.095594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office:value-type="float" office:value="0.103761" calcext:value-type="float">
            <text:p>0.103761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office:value-type="float" office:value="0.112386" calcext:value-type="float">
            <text:p>0.112386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office:value-type="float" office:value="0.12147" calcext:value-type="float">
            <text:p>0.12147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3" office:value-type="float" office:value="0.131009" calcext:value-type="float">
            <text:p>0.131009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office:value-type="float" office:value="0.140996" calcext:value-type="float">
            <text:p>0.140996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office:value-type="float" office:value="0.15142" calcext:value-type="float">
            <text:p>0.15142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office:value-type="float" office:value="0.162267" calcext:value-type="float">
            <text:p>0.162267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office:value-type="float" office:value="0.173519" calcext:value-type="float">
            <text:p>0.173519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office:value-type="float" office:value="0.185155" calcext:value-type="float">
            <text:p>0.18515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office:value-type="float" office:value="0.19715" calcext:value-type="float">
            <text:p>0.19715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office:value-type="float" office:value="0.209477" calcext:value-type="float">
            <text:p>0.209477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office:value-type="float" office:value="0.222103" calcext:value-type="float">
            <text:p>0.222103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234995" calcext:value-type="float">
            <text:p>0.23499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office:value-type="float" office:value="0.248115" calcext:value-type="float">
            <text:p>0.24811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office:value-type="float" office:value="0.261424" calcext:value-type="float">
            <text:p>0.261424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3" office:value-type="float" office:value="0.274879" calcext:value-type="float">
            <text:p>0.274879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0.288437" calcext:value-type="float">
            <text:p>0.288437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0.302054" calcext:value-type="float">
            <text:p>0.302054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office:value-type="float" office:value="0.315684" calcext:value-type="float">
            <text:p>0.315684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office:value-type="float" office:value="0.32928" calcext:value-type="float">
            <text:p>0.32928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office:value-type="float" office:value="0.342795" calcext:value-type="float">
            <text:p>0.34279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0.356185" calcext:value-type="float">
            <text:p>0.35618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office:value-type="float" office:value="0.369403" calcext:value-type="float">
            <text:p>0.369403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3" office:value-type="float" office:value="0.382406" calcext:value-type="float">
            <text:p>0.382406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0.39515" calcext:value-type="float">
            <text:p>0.39515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3" office:value-type="float" office:value="0.407594" calcext:value-type="float">
            <text:p>0.407594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office:value-type="float" office:value="0.4197" calcext:value-type="float">
            <text:p>0.41970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office:value-type="float" office:value="0.431431" calcext:value-type="float">
            <text:p>0.431431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office:value-type="float" office:value="0.442752" calcext:value-type="float">
            <text:p>0.442752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0.45363" calcext:value-type="float">
            <text:p>0.453630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0.464038" calcext:value-type="float">
            <text:p>0.464038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office:value-type="float" office:value="0.473947" calcext:value-type="float">
            <text:p>0.473947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.000000</text:p>
          </table:table-cell>
          <table:table-cell table:style-name="ce3" table:number-columns-repeated="2"/>
        </table:table-row>
        <table:table-row table:style-name="ro2" table:number-rows-repeated="1048471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£</number:text>
      <number:number number:decimal-places="0" number:min-decimal-places="0" number:min-integer-digits="1" number:grouping="true"/>
    </number:number-style>
    <number:number-style style:name="N130">
      <number:text>-£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£</number:text>
      <number:number number:decimal-places="2" number:min-decimal-places="2" number:min-integer-digits="1" number:grouping="true"/>
    </number:number-style>
    <number:number-style style:name="N133">
      <number:text>-£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£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21:19:37.264349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FA92" style:display-name="PageStyle_PFA9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s</meta:initial-creator>
    <meta:creation-date>2007-08-02T06:40:10</meta:creation-date>
    <dc:date>2025-07-26T21:19:43.987847976</dc:date>
    <meta:editing-duration>PT1M55S</meta:editing-duration>
    <meta:editing-cycles>2</meta:editing-cycles>
    <meta:generator>LibreOffice/25.2.5.2$Linux_X86_64 LibreOffice_project/520$Build-2</meta:generator>
    <meta:document-statistic meta:table-count="1" meta:cell-count="204" meta:object-count="0"/>
  </office:meta>
</office:document-meta>
</file>